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9445in"/>
    </style:style>
    <style:style style:name="co5" style:family="table-column">
      <style:table-column-properties fo:break-before="auto" style:column-width="1.8783in"/>
    </style:style>
    <style:style style:name="co6" style:family="table-column">
      <style:table-column-properties fo:break-before="auto" style:column-width="1.5508in"/>
    </style:style>
    <style:style style:name="co7" style:family="table-column">
      <style:table-column-properties fo:break-before="auto" style:column-width="2.4902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0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hicago Fire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oyota Park</text:p>
          </table:table-cell>
          <table:table-cell office:value-type="float" office:value="20000">
            <text:p>20000</text:p>
          </table:table-cell>
          <table:table-cell office:value-type="float" office:value="41.7648273">
            <text:p>41.7648273</text:p>
          </table:table-cell>
          <table:table-cell office:value-type="float" office:value="-87.806134">
            <text:p>-87.806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rado Rapids</text:p>
          </table:table-cell>
          <table:table-cell office:value-type="string">
            <text:p>Commerce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Dick's Sporting Goods Park</text:p>
          </table:table-cell>
          <table:table-cell office:value-type="float" office:value="18086">
            <text:p>18086</text:p>
          </table:table-cell>
          <table:table-cell office:value-type="float" office:value="39.8056867">
            <text:p>39.8056867</text:p>
          </table:table-cell>
          <table:table-cell office:value-type="float" office:value="-104.8918117">
            <text:p>-104.89181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lumbus Crew SC</text:p>
          </table:table-cell>
          <table:table-cell office:value-type="string">
            <text:p>Columbus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Mapfre Stadium</text:p>
          </table:table-cell>
          <table:table-cell office:value-type="float" office:value="20145">
            <text:p>20145</text:p>
          </table:table-cell>
          <table:table-cell office:value-type="float" office:value="40.009082">
            <text:p>40.009082</text:p>
          </table:table-cell>
          <table:table-cell office:value-type="float" office:value="-82.991228">
            <text:p>-82.9912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.C. United</text:p>
          </table:table-cell>
          <table:table-cell office:value-type="string">
            <text:p>Washingt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FK Stadium</text:p>
          </table:table-cell>
          <table:table-cell office:value-type="float" office:value="20000">
            <text:p>20000</text:p>
          </table:table-cell>
          <table:table-cell office:value-type="float" office:value="38.889451">
            <text:p>38.889451</text:p>
          </table:table-cell>
          <table:table-cell office:value-type="float" office:value="-76.9722271">
            <text:p>-76.97222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C Dallas</text:p>
          </table:table-cell>
          <table:table-cell office:value-type="string">
            <text:p>Frisc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oyota Stadium</text:p>
          </table:table-cell>
          <table:table-cell office:value-type="float" office:value="20500">
            <text:p>20500</text:p>
          </table:table-cell>
          <table:table-cell office:value-type="float" office:value="33.1543339">
            <text:p>33.1543339</text:p>
          </table:table-cell>
          <table:table-cell office:value-type="float" office:value="-96.8351719">
            <text:p>-96.83517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uston Dynamo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BBVA Compass Stadium</text:p>
          </table:table-cell>
          <table:table-cell office:value-type="float" office:value="22039">
            <text:p>22039</text:p>
          </table:table-cell>
          <table:table-cell office:value-type="float" office:value="29.7521988">
            <text:p>29.7521988</text:p>
          </table:table-cell>
          <table:table-cell office:value-type="float" office:value="-95.3524146">
            <text:p>-95.35241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os Angeles Galaxy</text:p>
          </table:table-cell>
          <table:table-cell office:value-type="string">
            <text:p>Cars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StubHub Center</text:p>
          </table:table-cell>
          <table:table-cell office:value-type="float" office:value="27000">
            <text:p>27000</text:p>
          </table:table-cell>
          <table:table-cell office:value-type="float" office:value="33.8643378">
            <text:p>33.8643378</text:p>
          </table:table-cell>
          <table:table-cell office:value-type="float" office:value="-118.2611224">
            <text:p>-118.26112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ontreal Impact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Saputo Stadium</text:p>
          </table:table-cell>
          <table:table-cell office:value-type="float" office:value="20801">
            <text:p>20801</text:p>
          </table:table-cell>
          <table:table-cell office:value-type="float" office:value="45.5622947">
            <text:p>45.5622947</text:p>
          </table:table-cell>
          <table:table-cell office:value-type="float" office:value="-73.5530323">
            <text:p>-73.55303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ew England Revolution</text:p>
          </table:table-cell>
          <table:table-cell office:value-type="string">
            <text:p>Foxborough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Gillette Stadium</text:p>
          </table:table-cell>
          <table:table-cell office:value-type="float" office:value="20000">
            <text:p>20000</text:p>
          </table:table-cell>
          <table:table-cell office:value-type="float" office:value="42.0909458">
            <text:p>42.0909458</text:p>
          </table:table-cell>
          <table:table-cell office:value-type="float" office:value="-71.2643465">
            <text:p>-71.26434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ew York City FC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Yankee Stadium</text:p>
          </table:table-cell>
          <table:table-cell office:value-type="float" office:value="30000">
            <text:p>30000</text:p>
          </table:table-cell>
          <table:table-cell office:value-type="float" office:value="40.829642">
            <text:p>40.829642</text:p>
          </table:table-cell>
          <table:table-cell office:value-type="float" office:value="-73.9261745">
            <text:p>-73.92617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ew York Red Bulls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ed Bull Arena</text:p>
          </table:table-cell>
          <table:table-cell office:value-type="float" office:value="25000">
            <text:p>25000</text:p>
          </table:table-cell>
          <table:table-cell office:value-type="float" office:value="40.7369888">
            <text:p>40.7369888</text:p>
          </table:table-cell>
          <table:table-cell office:value-type="float" office:value="-74.1496956">
            <text:p>-74.14969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rlando City SC</text:p>
          </table:table-cell>
          <table:table-cell office:value-type="string">
            <text:p>Orland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itrus Bowl</text:p>
          </table:table-cell>
          <table:table-cell office:value-type="float" office:value="19500">
            <text:p>19500</text:p>
          </table:table-cell>
          <table:table-cell office:value-type="float" office:value="28.5390409">
            <text:p>28.5390409</text:p>
          </table:table-cell>
          <table:table-cell office:value-type="float" office:value="-81.4027449">
            <text:p>-81.402744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hiladelphia Union</text:p>
          </table:table-cell>
          <table:table-cell office:value-type="string">
            <text:p>Chester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alen Energy Stadium</text:p>
          </table:table-cell>
          <table:table-cell office:value-type="float" office:value="18500">
            <text:p>18500</text:p>
          </table:table-cell>
          <table:table-cell office:value-type="float" office:value="39.8327671">
            <text:p>39.8327671</text:p>
          </table:table-cell>
          <table:table-cell office:value-type="float" office:value="-75.3784346">
            <text:p>-75.37843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ortland Timbers</text:p>
          </table:table-cell>
          <table:table-cell office:value-type="string">
            <text:p>Portland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Providence Park</text:p>
          </table:table-cell>
          <table:table-cell office:value-type="float" office:value="21144">
            <text:p>21144</text:p>
          </table:table-cell>
          <table:table-cell office:value-type="float" office:value="45.5215978">
            <text:p>45.5215978</text:p>
          </table:table-cell>
          <table:table-cell office:value-type="float" office:value="-122.6916811">
            <text:p>-122.69168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al Salt Lake</text:p>
          </table:table-cell>
          <table:table-cell office:value-type="string">
            <text:p>Salt Lake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io Tinto Stadium</text:p>
          </table:table-cell>
          <table:table-cell office:value-type="float" office:value="20213">
            <text:p>20213</text:p>
          </table:table-cell>
          <table:table-cell office:value-type="float" office:value="40.5829314">
            <text:p>40.5829314</text:p>
          </table:table-cell>
          <table:table-cell office:value-type="float" office:value="-111.8933608">
            <text:p>-111.89336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n Jose Earthquakes</text:p>
          </table:table-cell>
          <table:table-cell office:value-type="string">
            <text:p>San Jose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Avaya Stadium</text:p>
          </table:table-cell>
          <table:table-cell office:value-type="float" office:value="18000">
            <text:p>18000</text:p>
          </table:table-cell>
          <table:table-cell office:value-type="float" office:value="37.3512567">
            <text:p>37.3512567</text:p>
          </table:table-cell>
          <table:table-cell office:value-type="float" office:value="-121.9253289">
            <text:p>-121.92532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eattle Sounders FC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enturyLink Field</text:p>
          </table:table-cell>
          <table:table-cell office:value-type="float" office:value="40000">
            <text:p>40000</text:p>
          </table:table-cell>
          <table:table-cell office:value-type="float" office:value="47.5951518">
            <text:p>47.5951518</text:p>
          </table:table-cell>
          <table:table-cell office:value-type="float" office:value="-122.3316393">
            <text:p>-122.331639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orting Kansas City</text:p>
          </table:table-cell>
          <table:table-cell office:value-type="string">
            <text:p>Kansas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hildren's Mercy Park</text:p>
          </table:table-cell>
          <table:table-cell office:value-type="float" office:value="18467">
            <text:p>18467</text:p>
          </table:table-cell>
          <table:table-cell office:value-type="float" office:value="39.1214043">
            <text:p>39.1214043</text:p>
          </table:table-cell>
          <table:table-cell office:value-type="float" office:value="-94.8233414">
            <text:p>-94.82334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oronto FC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BMO Field</text:p>
          </table:table-cell>
          <table:table-cell office:value-type="float" office:value="30991">
            <text:p>30991</text:p>
          </table:table-cell>
          <table:table-cell office:value-type="float" office:value="43.6331399">
            <text:p>43.6331399</text:p>
          </table:table-cell>
          <table:table-cell office:value-type="float" office:value="-79.4187182">
            <text:p>-79.41871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ncouver Whitecaps FC</text:p>
          </table:table-cell>
          <table:table-cell office:value-type="string">
            <text:p>Vancouver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BC Place</text:p>
          </table:table-cell>
          <table:table-cell office:value-type="float" office:value="22500">
            <text:p>22500</text:p>
          </table:table-cell>
          <table:table-cell office:value-type="float" office:value="49.27675">
            <text:p>49.27675</text:p>
          </table:table-cell>
          <table:table-cell office:value-type="float" office:value="-123.111999">
            <text:p>-123.1119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.F.C. Bournemouth</text:p>
          </table:table-cell>
          <table:table-cell office:value-type="string">
            <text:p>Bournemout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Dean Court</text:p>
          </table:table-cell>
          <table:table-cell office:value-type="float" office:value="11700">
            <text:p>11700</text:p>
          </table:table-cell>
          <table:table-cell office:value-type="float" office:value="50.735278">
            <text:p>50.735278</text:p>
          </table:table-cell>
          <table:table-cell office:value-type="float" office:value="-1.838333">
            <text:p>-1.8383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rsenal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Emirates Stadium</text:p>
          </table:table-cell>
          <table:table-cell office:value-type="float" office:value="60272">
            <text:p>60272</text:p>
          </table:table-cell>
          <table:table-cell office:value-type="float" office:value="51.555">
            <text:p>51.555</text:p>
          </table:table-cell>
          <table:table-cell office:value-type="float" office:value="-0.108611">
            <text:p>-0.1086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ston Villa</text:p>
          </table:table-cell>
          <table:table-cell office:value-type="string">
            <text:p>Birmingham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Villa Park</text:p>
          </table:table-cell>
          <table:table-cell office:value-type="float" office:value="42682">
            <text:p>42682</text:p>
          </table:table-cell>
          <table:table-cell office:value-type="float" office:value="52.509167">
            <text:p>52.509167</text:p>
          </table:table-cell>
          <table:table-cell office:value-type="float" office:value="-1.884722">
            <text:p>-1.8847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elsea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amford Bridge</text:p>
          </table:table-cell>
          <table:table-cell office:value-type="float" office:value="41798">
            <text:p>41798</text:p>
          </table:table-cell>
          <table:table-cell office:value-type="float" office:value="51.481667">
            <text:p>51.481667</text:p>
          </table:table-cell>
          <table:table-cell office:value-type="float" office:value="-0.191111">
            <text:p>-0.1911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ystal Palace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elhurst Park</text:p>
          </table:table-cell>
          <table:table-cell office:value-type="float" office:value="26309">
            <text:p>26309</text:p>
          </table:table-cell>
          <table:table-cell office:value-type="float" office:value="51.398333">
            <text:p>51.398333</text:p>
          </table:table-cell>
          <table:table-cell office:value-type="float" office:value="-0.085556">
            <text:p>-0.08555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verton</text:p>
          </table:table-cell>
          <table:table-cell office:value-type="string">
            <text:p>Liverpool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Goodison Park</text:p>
          </table:table-cell>
          <table:table-cell office:value-type="float" office:value="39571">
            <text:p>39571</text:p>
          </table:table-cell>
          <table:table-cell office:value-type="float" office:value="53.438889">
            <text:p>53.438889</text:p>
          </table:table-cell>
          <table:table-cell office:value-type="float" office:value="-2.966389">
            <text:p>-2.96638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eicester City</text:p>
          </table:table-cell>
          <table:table-cell office:value-type="string">
            <text:p>Leic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King Power Stadium</text:p>
          </table:table-cell>
          <table:table-cell office:value-type="float" office:value="32500">
            <text:p>32500</text:p>
          </table:table-cell>
          <table:table-cell office:value-type="float" office:value="52.620278">
            <text:p>52.620278</text:p>
          </table:table-cell>
          <table:table-cell office:value-type="float" office:value="-1.142222">
            <text:p>-1.14222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Liverpool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Anfield</text:p>
          </table:table-cell>
          <table:table-cell office:value-type="float" office:value="45276">
            <text:p>45276</text:p>
          </table:table-cell>
          <table:table-cell office:value-type="float" office:value="53.430833">
            <text:p>53.430833</text:p>
          </table:table-cell>
          <table:table-cell office:value-type="float" office:value="-2.960833">
            <text:p>-2.9608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nchester City</text:p>
          </table:table-cell>
          <table:table-cell office:value-type="string">
            <text:p>Manch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Etihad Stadium</text:p>
          </table:table-cell>
          <table:table-cell office:value-type="float" office:value="55000">
            <text:p>55000</text:p>
          </table:table-cell>
          <table:table-cell office:value-type="float" office:value="53.483056">
            <text:p>53.483056</text:p>
          </table:table-cell>
          <table:table-cell office:value-type="float" office:value="-2.200278">
            <text:p>-2.20027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nchester United</text:p>
          </table:table-cell>
          <table:table-cell office:value-type="string">
            <text:p>Manch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Old Trafford</text:p>
          </table:table-cell>
          <table:table-cell office:value-type="float" office:value="75635">
            <text:p>75635</text:p>
          </table:table-cell>
          <table:table-cell office:value-type="float" office:value="53.463056">
            <text:p>53.463056</text:p>
          </table:table-cell>
          <table:table-cell office:value-type="float" office:value="-2.291389">
            <text:p>-2.29138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wcastle United</text:p>
          </table:table-cell>
          <table:table-cell office:value-type="string">
            <text:p>Newcastle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. James' Park</text:p>
          </table:table-cell>
          <table:table-cell office:value-type="float" office:value="52405">
            <text:p>52405</text:p>
          </table:table-cell>
          <table:table-cell office:value-type="float" office:value="54.975556">
            <text:p>54.975556</text:p>
          </table:table-cell>
          <table:table-cell office:value-type="float" office:value="-1.621667">
            <text:p>-1.6216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rwich City</text:p>
          </table:table-cell>
          <table:table-cell office:value-type="string">
            <text:p>Norwic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Carrow Road</text:p>
          </table:table-cell>
          <table:table-cell office:value-type="float" office:value="27033">
            <text:p>27033</text:p>
          </table:table-cell>
          <table:table-cell office:value-type="float" office:value="52.622222">
            <text:p>52.622222</text:p>
          </table:table-cell>
          <table:table-cell office:value-type="float" office:value="1.309167">
            <text:p>1.3091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Southampt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. Mary's Stadium</text:p>
          </table:table-cell>
          <table:table-cell office:value-type="float" office:value="32689">
            <text:p>32689</text:p>
          </table:table-cell>
          <table:table-cell office:value-type="float" office:value="50.905833">
            <text:p>50.905833</text:p>
          </table:table-cell>
          <table:table-cell office:value-type="float" office:value="-1.391111">
            <text:p>-1.39111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toke City</text:p>
          </table:table-cell>
          <table:table-cell office:value-type="string">
            <text:p>Stoke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Britannia Stadium</text:p>
          </table:table-cell>
          <table:table-cell office:value-type="float" office:value="27740">
            <text:p>27740</text:p>
          </table:table-cell>
          <table:table-cell office:value-type="float" office:value="52.988333">
            <text:p>52.988333</text:p>
          </table:table-cell>
          <table:table-cell office:value-type="float" office:value="-2.175556">
            <text:p>-2.1755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adium of Light</text:p>
          </table:table-cell>
          <table:table-cell office:value-type="float" office:value="49000">
            <text:p>49000</text:p>
          </table:table-cell>
          <table:table-cell office:value-type="float" office:value="54.914444">
            <text:p>54.914444</text:p>
          </table:table-cell>
          <table:table-cell office:value-type="float" office:value="-1.388333">
            <text:p>-1.3883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wansea City</text:p>
          </table:table-cell>
          <table:table-cell office:value-type="string">
            <text:p>Swansea</text:p>
          </table:table-cell>
          <table:table-cell office:value-type="string">
            <text:p>Wales</text:p>
          </table:table-cell>
          <table:table-cell office:value-type="string">
            <text:p>Premier League</text:p>
          </table:table-cell>
          <table:table-cell office:value-type="string">
            <text:p>Liberty Stadium</text:p>
          </table:table-cell>
          <table:table-cell office:value-type="float" office:value="20937">
            <text:p>20937</text:p>
          </table:table-cell>
          <table:table-cell office:value-type="float" office:value="51.642778">
            <text:p>51.642778</text:p>
          </table:table-cell>
          <table:table-cell office:value-type="float" office:value="-3.934722">
            <text:p>-3.93472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ottenham Hotspur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White Hart Lane</text:p>
          </table:table-cell>
          <table:table-cell office:value-type="float" office:value="36284">
            <text:p>36284</text:p>
          </table:table-cell>
          <table:table-cell office:value-type="float" office:value="51.603333">
            <text:p>51.603333</text:p>
          </table:table-cell>
          <table:table-cell office:value-type="float" office:value="-0.065833">
            <text:p>-0.06583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atford</text:p>
          </table:table-cell>
          <table:table-cell office:value-type="string">
            <text:p>Watford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Vicarage Road</text:p>
          </table:table-cell>
          <table:table-cell office:value-type="float" office:value="21577">
            <text:p>21577</text:p>
          </table:table-cell>
          <table:table-cell office:value-type="float" office:value="51.65">
            <text:p>51.65</text:p>
          </table:table-cell>
          <table:table-cell office:value-type="float" office:value="-0.401667">
            <text:p>-0.40166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est Bromwich Albion</text:p>
          </table:table-cell>
          <table:table-cell office:value-type="string">
            <text:p>West Bromwic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The Hawthorns</text:p>
          </table:table-cell>
          <table:table-cell office:value-type="float" office:value="26445">
            <text:p>26445</text:p>
          </table:table-cell>
          <table:table-cell office:value-type="float" office:value="52.509167">
            <text:p>52.509167</text:p>
          </table:table-cell>
          <table:table-cell office:value-type="float" office:value="-1.9638889">
            <text:p>-1.96388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est Ham United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Boleyn Ground</text:p>
          </table:table-cell>
          <table:table-cell office:value-type="float" office:value="35345">
            <text:p>35345</text:p>
          </table:table-cell>
          <table:table-cell office:value-type="float" office:value="51.531944">
            <text:p>51.531944</text:p>
          </table:table-cell>
          <table:table-cell office:value-type="float" office:value="0.039444">
            <text:p>0.03944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1. FC Koln</text:p>
          </table:table-cell>
          <table:table-cell office:value-type="string">
            <text:p>Cologne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RheinEnergieStadion</text:p>
          </table:table-cell>
          <table:table-cell office:value-type="float" office:value="50000">
            <text:p>50000</text:p>
          </table:table-cell>
          <table:table-cell office:value-type="float" office:value="50.9334609">
            <text:p>50.9334609</text:p>
          </table:table-cell>
          <table:table-cell office:value-type="float" office:value="6.872958">
            <text:p>6.87295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1899 Hoffenheim</text:p>
          </table:table-cell>
          <table:table-cell office:value-type="string">
            <text:p>Sinsheim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irsol Rhein-Neckar-Arena</text:p>
          </table:table-cell>
          <table:table-cell office:value-type="float" office:value="30150">
            <text:p>30150</text:p>
          </table:table-cell>
          <table:table-cell office:value-type="float" office:value="49.2380877">
            <text:p>49.2380877</text:p>
          </table:table-cell>
          <table:table-cell office:value-type="float" office:value="8.885636">
            <text:p>8.88563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Bayer Leverkusen</text:p>
          </table:table-cell>
          <table:table-cell office:value-type="string">
            <text:p>Leverkus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BayArena</text:p>
          </table:table-cell>
          <table:table-cell office:value-type="float" office:value="30210">
            <text:p>30210</text:p>
          </table:table-cell>
          <table:table-cell office:value-type="float" office:value="51.0382091">
            <text:p>51.0382091</text:p>
          </table:table-cell>
          <table:table-cell office:value-type="float" office:value="7.0000679">
            <text:p>7.000067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ayern Munich</text:p>
          </table:table-cell>
          <table:table-cell office:value-type="string">
            <text:p>Munich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Allianz Arena</text:p>
          </table:table-cell>
          <table:table-cell office:value-type="float" office:value="75000">
            <text:p>75000</text:p>
          </table:table-cell>
          <table:table-cell office:value-type="float" office:value="48.2187997">
            <text:p>48.2187997</text:p>
          </table:table-cell>
          <table:table-cell office:value-type="float" office:value="11.6225185">
            <text:p>11.622518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orussia Dortmund</text:p>
          </table:table-cell>
          <table:table-cell office:value-type="string">
            <text:p>Dortmund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Signal Iduna Park</text:p>
          </table:table-cell>
          <table:table-cell office:value-type="float" office:value="81359">
            <text:p>81359</text:p>
          </table:table-cell>
          <table:table-cell office:value-type="float" office:value="51.4925888">
            <text:p>51.4925888</text:p>
          </table:table-cell>
          <table:table-cell office:value-type="float" office:value="7.4496687">
            <text:p>7.449668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orussia Monchengladbach</text:p>
          </table:table-cell>
          <table:table-cell office:value-type="string">
            <text:p>Monchengladbach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Stadion im Borussia-Park</text:p>
          </table:table-cell>
          <table:table-cell office:value-type="float" office:value="54010">
            <text:p>54010</text:p>
          </table:table-cell>
          <table:table-cell office:value-type="float" office:value="51.1745698">
            <text:p>51.1745698</text:p>
          </table:table-cell>
          <table:table-cell office:value-type="float" office:value="6.3833168">
            <text:p>6.383316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armstadt 98</text:p>
          </table:table-cell>
          <table:table-cell office:value-type="string">
            <text:p>Darmstad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Merck-Stadion am Bollenfalltor</text:p>
          </table:table-cell>
          <table:table-cell office:value-type="float" office:value="17000">
            <text:p>17000</text:p>
          </table:table-cell>
          <table:table-cell office:value-type="float" office:value="49.857722">
            <text:p>49.857722</text:p>
          </table:table-cell>
          <table:table-cell office:value-type="float" office:value="8.6701891">
            <text:p>8.670189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intracht Frankfurt</text:p>
          </table:table-cell>
          <table:table-cell office:value-type="string">
            <text:p>Frankfur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Commerzbank-Arena</text:p>
          </table:table-cell>
          <table:table-cell office:value-type="float" office:value="51500">
            <text:p>51500</text:p>
          </table:table-cell>
          <table:table-cell office:value-type="float" office:value="50.0685807">
            <text:p>50.0685807</text:p>
          </table:table-cell>
          <table:table-cell office:value-type="float" office:value="8.6432833">
            <text:p>8.64328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C Augsburg</text:p>
          </table:table-cell>
          <table:table-cell office:value-type="string">
            <text:p>Augs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WK ARENA</text:p>
          </table:table-cell>
          <table:table-cell office:value-type="float" office:value="30660">
            <text:p>30660</text:p>
          </table:table-cell>
          <table:table-cell office:value-type="float" office:value="48.323139">
            <text:p>48.323139</text:p>
          </table:table-cell>
          <table:table-cell office:value-type="float" office:value="10.886">
            <text:p>10.88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C Ingolstadt</text:p>
          </table:table-cell>
          <table:table-cell office:value-type="string">
            <text:p>Ingolstad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Audi-Sportpark</text:p>
          </table:table-cell>
          <table:table-cell office:value-type="float" office:value="15000">
            <text:p>15000</text:p>
          </table:table-cell>
          <table:table-cell office:value-type="float" office:value="48.7454622">
            <text:p>48.7454622</text:p>
          </table:table-cell>
          <table:table-cell office:value-type="float" office:value="11.4810349">
            <text:p>11.481034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amburger SV</text:p>
          </table:table-cell>
          <table:table-cell office:value-type="string">
            <text:p>Ham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olksparkstadion</text:p>
          </table:table-cell>
          <table:table-cell office:value-type="float" office:value="57000">
            <text:p>57000</text:p>
          </table:table-cell>
          <table:table-cell office:value-type="float" office:value="53.5871279">
            <text:p>53.5871279</text:p>
          </table:table-cell>
          <table:table-cell office:value-type="float" office:value="9.8964117">
            <text:p>9.896411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Hannover 96</text:p>
          </table:table-cell>
          <table:table-cell office:value-type="string">
            <text:p>Hanover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HDI-Arena</text:p>
          </table:table-cell>
          <table:table-cell office:value-type="float" office:value="49000">
            <text:p>49000</text:p>
          </table:table-cell>
          <table:table-cell office:value-type="float" office:value="52.3600211">
            <text:p>52.3600211</text:p>
          </table:table-cell>
          <table:table-cell office:value-type="float" office:value="9.7290051">
            <text:p>9.729005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ertha BSC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Olympiastadion</text:p>
          </table:table-cell>
          <table:table-cell office:value-type="float" office:value="74475">
            <text:p>74475</text:p>
          </table:table-cell>
          <table:table-cell office:value-type="float" office:value="52.5146971">
            <text:p>52.5146971</text:p>
          </table:table-cell>
          <table:table-cell office:value-type="float" office:value="13.2373099">
            <text:p>13.237309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inz 05</text:p>
          </table:table-cell>
          <table:table-cell office:value-type="string">
            <text:p>Mainz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Coface Arena</text:p>
          </table:table-cell>
          <table:table-cell office:value-type="float" office:value="34000">
            <text:p>34000</text:p>
          </table:table-cell>
          <table:table-cell office:value-type="float" office:value="49.9839442">
            <text:p>49.9839442</text:p>
          </table:table-cell>
          <table:table-cell office:value-type="float" office:value="8.2222116">
            <text:p>8.22221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chalke 04</text:p>
          </table:table-cell>
          <table:table-cell office:value-type="string">
            <text:p>Gelsenkirch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eltins-Arena</text:p>
          </table:table-cell>
          <table:table-cell office:value-type="float" office:value="62271">
            <text:p>62271</text:p>
          </table:table-cell>
          <table:table-cell office:value-type="float" office:value="51.5546309">
            <text:p>51.5546309</text:p>
          </table:table-cell>
          <table:table-cell office:value-type="float" office:value="7.0653375">
            <text:p>7.065337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VfB Stuttgart</text:p>
          </table:table-cell>
          <table:table-cell office:value-type="string">
            <text:p>Stuttgar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Mercedes-Benz Arena</text:p>
          </table:table-cell>
          <table:table-cell office:value-type="float" office:value="60441">
            <text:p>60441</text:p>
          </table:table-cell>
          <table:table-cell office:value-type="float" office:value="48.7922577">
            <text:p>48.7922577</text:p>
          </table:table-cell>
          <table:table-cell office:value-type="float" office:value="9.2298913">
            <text:p>9.229891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fL Wolfsburg</text:p>
          </table:table-cell>
          <table:table-cell office:value-type="string">
            <text:p>Wolfs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olkswagen Arena</text:p>
          </table:table-cell>
          <table:table-cell office:value-type="float" office:value="30000">
            <text:p>30000</text:p>
          </table:table-cell>
          <table:table-cell office:value-type="float" office:value="52.432639">
            <text:p>52.432639</text:p>
          </table:table-cell>
          <table:table-cell office:value-type="float" office:value="10.8017003">
            <text:p>10.801700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erder Bremen</text:p>
          </table:table-cell>
          <table:table-cell office:value-type="string">
            <text:p>Brem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eserstadion</text:p>
          </table:table-cell>
          <table:table-cell office:value-type="float" office:value="42100">
            <text:p>42100</text:p>
          </table:table-cell>
          <table:table-cell office:value-type="float" office:value="53.0664328">
            <text:p>53.0664328</text:p>
          </table:table-cell>
          <table:table-cell office:value-type="float" office:value="8.8354165">
            <text:p>8.835416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tletico Bilbao</text:p>
          </table:table-cell>
          <table:table-cell office:value-type="string">
            <text:p>Bilbao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San Mames</text:p>
          </table:table-cell>
          <table:table-cell office:value-type="float" office:value="53289">
            <text:p>53289</text:p>
          </table:table-cell>
          <table:table-cell office:value-type="float" office:value="43.2643372">
            <text:p>43.2643372</text:p>
          </table:table-cell>
          <table:table-cell office:value-type="float" office:value="-2.9488527">
            <text:p>-2.948852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tletico Madrid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Vincente Calderon Stadium</text:p>
          </table:table-cell>
          <table:table-cell office:value-type="float" office:value="54907">
            <text:p>54907</text:p>
          </table:table-cell>
          <table:table-cell office:value-type="float" office:value="40.4016875">
            <text:p>40.4016875</text:p>
          </table:table-cell>
          <table:table-cell office:value-type="float" office:value="-3.7203241">
            <text:p>-3.720324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Barcelo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amp Nou</text:p>
          </table:table-cell>
          <table:table-cell office:value-type="float" office:value="99786">
            <text:p>99786</text:p>
          </table:table-cell>
          <table:table-cell office:value-type="float" office:value="41.3810288">
            <text:p>41.3810288</text:p>
          </table:table-cell>
          <table:table-cell office:value-type="float" office:value="2.1234421">
            <text:p>2.123442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eal Betis</text:p>
          </table:table-cell>
          <table:table-cell office:value-type="string">
            <text:p>Sevill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Benito Villamarin Stadium</text:p>
          </table:table-cell>
          <table:table-cell office:value-type="float" office:value="52500">
            <text:p>52500</text:p>
          </table:table-cell>
          <table:table-cell office:value-type="float" office:value="37.356525">
            <text:p>37.356525</text:p>
          </table:table-cell>
          <table:table-cell office:value-type="float" office:value="-5.9814946">
            <text:p>-5.981494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elta Vigo</text:p>
          </table:table-cell>
          <table:table-cell office:value-type="string">
            <text:p>Vigo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de Balaidos</text:p>
          </table:table-cell>
          <table:table-cell office:value-type="float" office:value="29000">
            <text:p>29000</text:p>
          </table:table-cell>
          <table:table-cell office:value-type="float" office:value="42.2120166">
            <text:p>42.2120166</text:p>
          </table:table-cell>
          <table:table-cell office:value-type="float" office:value="-8.739913">
            <text:p>-8.73991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eportivo La Coruna</text:p>
          </table:table-cell>
          <table:table-cell office:value-type="string">
            <text:p>La Coru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iudad Deportiva de Riazor</text:p>
          </table:table-cell>
          <table:table-cell office:value-type="float" office:value="34639">
            <text:p>34639</text:p>
          </table:table-cell>
          <table:table-cell office:value-type="float" office:value="43.3686677">
            <text:p>43.3686677</text:p>
          </table:table-cell>
          <table:table-cell office:value-type="float" office:value="-8.4169471">
            <text:p>-8.416947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ibar</text:p>
          </table:table-cell>
          <table:table-cell office:value-type="string">
            <text:p>Eibar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Ipurua</text:p>
          </table:table-cell>
          <table:table-cell office:value-type="float" office:value="6300">
            <text:p>6300</text:p>
          </table:table-cell>
          <table:table-cell office:value-type="float" office:value="43.1817554">
            <text:p>43.1817554</text:p>
          </table:table-cell>
          <table:table-cell office:value-type="float" office:value="-2.4757003">
            <text:p>-2.475700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Espanyol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ornella-El Prat Stadium</text:p>
          </table:table-cell>
          <table:table-cell office:value-type="float" office:value="40500">
            <text:p>40500</text:p>
          </table:table-cell>
          <table:table-cell office:value-type="float" office:value="41.3478567">
            <text:p>41.3478567</text:p>
          </table:table-cell>
          <table:table-cell office:value-type="float" office:value="2.0755592">
            <text:p>2.07555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etafe</text:p>
          </table:table-cell>
          <table:table-cell office:value-type="string">
            <text:p>Getafe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oliseum Alfonso Perez</text:p>
          </table:table-cell>
          <table:table-cell office:value-type="float" office:value="17393">
            <text:p>17393</text:p>
          </table:table-cell>
          <table:table-cell office:value-type="float" office:value="40.3258044">
            <text:p>40.3258044</text:p>
          </table:table-cell>
          <table:table-cell office:value-type="float" office:value="-3.714897">
            <text:p>-3.71489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string">
            <text:p>Granad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Nuevo Estadio Los Carmenes</text:p>
          </table:table-cell>
          <table:table-cell office:value-type="float" office:value="22524">
            <text:p>22524</text:p>
          </table:table-cell>
          <table:table-cell office:value-type="float" office:value="37.1528278">
            <text:p>37.1528278</text:p>
          </table:table-cell>
          <table:table-cell office:value-type="float" office:value="-3.5955279">
            <text:p>-3.595527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Las Palmas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Gran Canaria</text:p>
          </table:table-cell>
          <table:table-cell office:value-type="float" office:value="32150">
            <text:p>32150</text:p>
          </table:table-cell>
          <table:table-cell office:value-type="float" office:value="28.1003258">
            <text:p>28.1003258</text:p>
          </table:table-cell>
          <table:table-cell office:value-type="float" office:value="-15.4563594">
            <text:p>-15.456359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Levante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Ciutad de Valencia</text:p>
          </table:table-cell>
          <table:table-cell office:value-type="float" office:value="25534">
            <text:p>25534</text:p>
          </table:table-cell>
          <table:table-cell office:value-type="float" office:value="39.494661">
            <text:p>39.494661</text:p>
          </table:table-cell>
          <table:table-cell office:value-type="float" office:value="-0.3636539">
            <text:p>-0.363653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laga</text:p>
          </table:table-cell>
          <table:table-cell office:value-type="string">
            <text:p>Malag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La Rosaleda</text:p>
          </table:table-cell>
          <table:table-cell office:value-type="float" office:value="30044">
            <text:p>30044</text:p>
          </table:table-cell>
          <table:table-cell office:value-type="float" office:value="36.7340684">
            <text:p>36.7340684</text:p>
          </table:table-cell>
          <table:table-cell office:value-type="float" office:value="-4.4269562">
            <text:p>-4.426956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ayo Vallecano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ampo de Futbol de Vallecas</text:p>
          </table:table-cell>
          <table:table-cell office:value-type="float" office:value="14708">
            <text:p>14708</text:p>
          </table:table-cell>
          <table:table-cell office:value-type="float" office:value="40.3918746">
            <text:p>40.3918746</text:p>
          </table:table-cell>
          <table:table-cell office:value-type="float" office:value="-3.6586787">
            <text:p>-3.658678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eal Madrid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Santiago Bernabeu</text:p>
          </table:table-cell>
          <table:table-cell office:value-type="float" office:value="85454">
            <text:p>85454</text:p>
          </table:table-cell>
          <table:table-cell office:value-type="float" office:value="40.4530176">
            <text:p>40.4530176</text:p>
          </table:table-cell>
          <table:table-cell office:value-type="float" office:value="-3.6882862">
            <text:p>-3.688286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eal Sociedad</text:p>
          </table:table-cell>
          <table:table-cell office:value-type="string">
            <text:p>San Sebastian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Anoeta Stadium</text:p>
          </table:table-cell>
          <table:table-cell office:value-type="float" office:value="32076">
            <text:p>32076</text:p>
          </table:table-cell>
          <table:table-cell office:value-type="float" office:value="43.3014584">
            <text:p>43.3014584</text:p>
          </table:table-cell>
          <table:table-cell office:value-type="float" office:value="-1.9730584">
            <text:p>-1.97305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evilla</text:p>
          </table:table-cell>
          <table:table-cell office:value-type="string">
            <text:p>Sevill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Ramon Sanchez Pizjuan</text:p>
          </table:table-cell>
          <table:table-cell office:value-type="float" office:value="45500">
            <text:p>45500</text:p>
          </table:table-cell>
          <table:table-cell office:value-type="float" office:value="37.3840443">
            <text:p>37.3840443</text:p>
          </table:table-cell>
          <table:table-cell office:value-type="float" office:value="-5.9704806">
            <text:p>-5.970480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porting de Gijon</text:p>
          </table:table-cell>
          <table:table-cell office:value-type="string">
            <text:p>Gijon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El Molinon</text:p>
          </table:table-cell>
          <table:table-cell office:value-type="float" office:value="29029">
            <text:p>29029</text:p>
          </table:table-cell>
          <table:table-cell office:value-type="float" office:value="43.5362844">
            <text:p>43.5362844</text:p>
          </table:table-cell>
          <table:table-cell office:value-type="float" office:value="-5.6373074">
            <text:p>-5.637307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Valenci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de Mestalla</text:p>
          </table:table-cell>
          <table:table-cell office:value-type="float" office:value="55000">
            <text:p>55000</text:p>
          </table:table-cell>
          <table:table-cell office:value-type="float" office:value="39.4745276">
            <text:p>39.4745276</text:p>
          </table:table-cell>
          <table:table-cell office:value-type="float" office:value="-0.3579619">
            <text:p>-0.357961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illarreal</text:p>
          </table:table-cell>
          <table:table-cell office:value-type="string">
            <text:p>Villareal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l Madrigal</text:p>
          </table:table-cell>
          <table:table-cell office:value-type="float" office:value="24890">
            <text:p>24890</text:p>
          </table:table-cell>
          <table:table-cell office:value-type="float" office:value="39.9441243">
            <text:p>39.9441243</text:p>
          </table:table-cell>
          <table:table-cell office:value-type="float" office:value="-0.1031202">
            <text:p>-0.103120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merica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Azteca</text:p>
          </table:table-cell>
          <table:table-cell office:value-type="float" office:value="95000">
            <text:p>95000</text:p>
          </table:table-cell>
          <table:table-cell office:value-type="float" office:value="19.3029569">
            <text:p>19.3029569</text:p>
          </table:table-cell>
          <table:table-cell office:value-type="float" office:value="-99.150517">
            <text:p>-99.1505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tlas</text:p>
          </table:table-cell>
          <table:table-cell office:value-type="string">
            <text:p>Guadalajar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Jalisco</text:p>
          </table:table-cell>
          <table:table-cell office:value-type="float" office:value="56713">
            <text:p>56713</text:p>
          </table:table-cell>
          <table:table-cell office:value-type="float" office:value="20.7051502">
            <text:p>20.7051502</text:p>
          </table:table-cell>
          <table:table-cell office:value-type="float" office:value="-103.3281125">
            <text:p>-103.328112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hiapas</text:p>
          </table:table-cell>
          <table:table-cell office:value-type="string">
            <text:p>Tuxtla Gutierrez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Zoque Victor Manuel Reyna</text:p>
          </table:table-cell>
          <table:table-cell office:value-type="float" office:value="24290">
            <text:p>24290</text:p>
          </table:table-cell>
          <table:table-cell office:value-type="float" office:value="16.7627554">
            <text:p>16.7627554</text:p>
          </table:table-cell>
          <table:table-cell office:value-type="float" office:value="-93.0962401">
            <text:p>-93.09624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ruz Azul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Azul</text:p>
          </table:table-cell>
          <table:table-cell office:value-type="float" office:value="33042">
            <text:p>33042</text:p>
          </table:table-cell>
          <table:table-cell office:value-type="float" office:value="19.3835127">
            <text:p>19.3835127</text:p>
          </table:table-cell>
          <table:table-cell office:value-type="float" office:value="-99.1784585">
            <text:p>-99.178458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uadalajara</text:p>
          </table:table-cell>
          <table:table-cell office:value-type="string">
            <text:p>Zapopa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Omnilife</text:p>
          </table:table-cell>
          <table:table-cell office:value-type="float" office:value="46232">
            <text:p>46232</text:p>
          </table:table-cell>
          <table:table-cell office:value-type="float" office:value="20.6818216">
            <text:p>20.6818216</text:p>
          </table:table-cell>
          <table:table-cell office:value-type="float" office:value="-103.4626348">
            <text:p>-103.462634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string">
            <text:p>Leo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Leon Stadium</text:p>
          </table:table-cell>
          <table:table-cell office:value-type="float" office:value="31297">
            <text:p>31297</text:p>
          </table:table-cell>
          <table:table-cell office:value-type="float" office:value="21.1156505">
            <text:p>21.1156505</text:p>
          </table:table-cell>
          <table:table-cell office:value-type="float" office:value="-101.6577565">
            <text:p>-101.657756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Monterre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BBVA Bancomer</text:p>
          </table:table-cell>
          <table:table-cell office:value-type="float" office:value="51000">
            <text:p>51000</text:p>
          </table:table-cell>
          <table:table-cell office:value-type="float" office:value="25.6690874">
            <text:p>25.6690874</text:p>
          </table:table-cell>
          <table:table-cell office:value-type="float" office:value="-100.2446171">
            <text:p>-100.244617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orelia</text:p>
          </table:table-cell>
          <table:table-cell office:value-type="string">
            <text:p>Moreli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Jose Maria Morelos y Pavon</text:p>
          </table:table-cell>
          <table:table-cell office:value-type="float" office:value="35000">
            <text:p>35000</text:p>
          </table:table-cell>
          <table:table-cell office:value-type="float" office:value="19.7187932">
            <text:p>19.7187932</text:p>
          </table:table-cell>
          <table:table-cell office:value-type="float" office:value="-101.2333357">
            <text:p>-101.23333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achuca</text:p>
          </table:table-cell>
          <table:table-cell office:value-type="string">
            <text:p>Pachuc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Hidalgo</text:p>
          </table:table-cell>
          <table:table-cell office:value-type="float" office:value="30000">
            <text:p>30000</text:p>
          </table:table-cell>
          <table:table-cell office:value-type="float" office:value="20.1052313">
            <text:p>20.1052313</text:p>
          </table:table-cell>
          <table:table-cell office:value-type="float" office:value="-98.7563503">
            <text:p>-98.756350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uebla</text:p>
          </table:table-cell>
          <table:table-cell office:value-type="string">
            <text:p>Puebla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Cuauhtemoc</text:p>
          </table:table-cell>
          <table:table-cell office:value-type="float" office:value="50754">
            <text:p>50754</text:p>
          </table:table-cell>
          <table:table-cell office:value-type="float" office:value="19.0778748">
            <text:p>19.0778748</text:p>
          </table:table-cell>
          <table:table-cell office:value-type="float" office:value="-98.1647752">
            <text:p>-98.164775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Queretaro</text:p>
          </table:table-cell>
          <table:table-cell office:value-type="string">
            <text:p>Queretar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La Corregidora Stadium</text:p>
          </table:table-cell>
          <table:table-cell office:value-type="float" office:value="34045">
            <text:p>34045</text:p>
          </table:table-cell>
          <table:table-cell office:value-type="float" office:value="20.5777215">
            <text:p>20.5777215</text:p>
          </table:table-cell>
          <table:table-cell office:value-type="float" office:value="-100.3661137">
            <text:p>-100.366113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antos Laguna</text:p>
          </table:table-cell>
          <table:table-cell office:value-type="string">
            <text:p>Torreo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Corona</text:p>
          </table:table-cell>
          <table:table-cell office:value-type="float" office:value="31000">
            <text:p>31000</text:p>
          </table:table-cell>
          <table:table-cell office:value-type="float" office:value="25.6287156">
            <text:p>25.6287156</text:p>
          </table:table-cell>
          <table:table-cell office:value-type="float" office:value="-103.3798973">
            <text:p>-103.379897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inaloa</text:p>
          </table:table-cell>
          <table:table-cell office:value-type="string">
            <text:p>Culiaca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Banorte</text:p>
          </table:table-cell>
          <table:table-cell office:value-type="float" office:value="17898">
            <text:p>17898</text:p>
          </table:table-cell>
          <table:table-cell office:value-type="float" office:value="24.830369">
            <text:p>24.830369</text:p>
          </table:table-cell>
          <table:table-cell office:value-type="float" office:value="-107.4044103">
            <text:p>-107.404410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Tijuan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Caliente</text:p>
          </table:table-cell>
          <table:table-cell office:value-type="float" office:value="27333">
            <text:p>27333</text:p>
          </table:table-cell>
          <table:table-cell office:value-type="float" office:value="32.506038">
            <text:p>32.506038</text:p>
          </table:table-cell>
          <table:table-cell office:value-type="float" office:value="-116.9928718">
            <text:p>-116.992871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oluca</text:p>
          </table:table-cell>
          <table:table-cell office:value-type="string">
            <text:p>Toluc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Nemesio Diez</text:p>
          </table:table-cell>
          <table:table-cell office:value-type="float" office:value="18651">
            <text:p>18651</text:p>
          </table:table-cell>
          <table:table-cell office:value-type="float" office:value="19.2874363">
            <text:p>19.2874363</text:p>
          </table:table-cell>
          <table:table-cell office:value-type="float" office:value="-99.6664122">
            <text:p>-99.666412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UANL</text:p>
          </table:table-cell>
          <table:table-cell office:value-type="string">
            <text:p>San Nicolas de los Garz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Universitario</text:p>
          </table:table-cell>
          <table:table-cell office:value-type="float" office:value="42000">
            <text:p>42000</text:p>
          </table:table-cell>
          <table:table-cell office:value-type="float" office:value="25.722428">
            <text:p>25.722428</text:p>
          </table:table-cell>
          <table:table-cell office:value-type="float" office:value="-100.3119474">
            <text:p>-100.311947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UNAM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Olimpico Universitario</text:p>
          </table:table-cell>
          <table:table-cell office:value-type="float" office:value="52000">
            <text:p>52000</text:p>
          </table:table-cell>
          <table:table-cell office:value-type="float" office:value="19.3318973">
            <text:p>19.3318973</text:p>
          </table:table-cell>
          <table:table-cell office:value-type="float" office:value="-99.19177">
            <text:p>-99.1917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Veracruz</text:p>
          </table:table-cell>
          <table:table-cell office:value-type="string">
            <text:p>Veracruz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Luis “Pirata” de la Fuente</text:p>
          </table:table-cell>
          <table:table-cell office:value-type="float" office:value="28703">
            <text:p>28703</text:p>
          </table:table-cell>
          <table:table-cell office:value-type="float" office:value="19.164342">
            <text:p>19.164342</text:p>
          </table:table-cell>
          <table:table-cell office:value-type="float" office:value="-96.1247743">
            <text:p>-96.124774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Atalanta</text:p>
          </table:table-cell>
          <table:table-cell office:value-type="string">
            <text:p>Bergamo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Atleti Azzurri d'Italia</text:p>
          </table:table-cell>
          <table:table-cell office:value-type="float" office:value="26638">
            <text:p>26638</text:p>
          </table:table-cell>
          <table:table-cell office:value-type="float" office:value="9.6808264">
            <text:p>9.6808264</text:p>
          </table:table-cell>
          <table:table-cell office:value-type="float" office:value="45.7092056">
            <text:p>45.70920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Bologn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Renato Dall'Ara</text:p>
          </table:table-cell>
          <table:table-cell office:value-type="float" office:value="38279">
            <text:p>38279</text:p>
          </table:table-cell>
          <table:table-cell office:value-type="float" office:value="11.3099641">
            <text:p>11.3099641</text:p>
          </table:table-cell>
          <table:table-cell office:value-type="float" office:value="44.4922894">
            <text:p>44.492289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string">
            <text:p>Carpi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Alberto Braglia</text:p>
          </table:table-cell>
          <table:table-cell office:value-type="float" office:value="21151">
            <text:p>21151</text:p>
          </table:table-cell>
          <table:table-cell office:value-type="float" office:value="10.9231836">
            <text:p>10.9231836</text:p>
          </table:table-cell>
          <table:table-cell office:value-type="float" office:value="44.653465">
            <text:p>44.6534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hievo</text:p>
          </table:table-cell>
          <table:table-cell office:value-type="string">
            <text:p>Veron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Marc'Antonio Bentegodi</text:p>
          </table:table-cell>
          <table:table-cell office:value-type="float" office:value="38402">
            <text:p>38402</text:p>
          </table:table-cell>
          <table:table-cell office:value-type="float" office:value="10.9686559">
            <text:p>10.9686559</text:p>
          </table:table-cell>
          <table:table-cell office:value-type="float" office:value="45.4353091">
            <text:p>45.435309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Empoli</text:p>
          </table:table-cell>
          <table:table-cell office:value-type="string">
            <text:p>Empoli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Carlo Castellani</text:p>
          </table:table-cell>
          <table:table-cell office:value-type="float" office:value="16800">
            <text:p>16800</text:p>
          </table:table-cell>
          <table:table-cell office:value-type="float" office:value="10.9548503">
            <text:p>10.9548503</text:p>
          </table:table-cell>
          <table:table-cell office:value-type="float" office:value="43.7267873">
            <text:p>43.726787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iorentina</text:p>
          </table:table-cell>
          <table:table-cell office:value-type="string">
            <text:p>Florenc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Artemio Franchi</text:p>
          </table:table-cell>
          <table:table-cell office:value-type="float" office:value="47282">
            <text:p>47282</text:p>
          </table:table-cell>
          <table:table-cell office:value-type="float" office:value="11.2825717">
            <text:p>11.2825717</text:p>
          </table:table-cell>
          <table:table-cell office:value-type="float" office:value="43.7808349">
            <text:p>43.780834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Frosinone</text:p>
          </table:table-cell>
          <table:table-cell office:value-type="string">
            <text:p>Frosinon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Matusa</text:p>
          </table:table-cell>
          <table:table-cell office:value-type="float" office:value="9680">
            <text:p>9680</text:p>
          </table:table-cell>
          <table:table-cell office:value-type="float" office:value="13.3430265">
            <text:p>13.3430265</text:p>
          </table:table-cell>
          <table:table-cell office:value-type="float" office:value="41.637936">
            <text:p>41.63793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string">
            <text:p>Geno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Luigi Ferraris</text:p>
          </table:table-cell>
          <table:table-cell office:value-type="float" office:value="36536">
            <text:p>36536</text:p>
          </table:table-cell>
          <table:table-cell office:value-type="float" office:value="8.9524953">
            <text:p>8.9524953</text:p>
          </table:table-cell>
          <table:table-cell office:value-type="float" office:value="44.4164093">
            <text:p>44.416409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Internazionale</text:p>
          </table:table-cell>
          <table:table-cell office:value-type="string">
            <text:p>Mila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an Siro</text:p>
          </table:table-cell>
          <table:table-cell office:value-type="float" office:value="80018">
            <text:p>80018</text:p>
          </table:table-cell>
          <table:table-cell office:value-type="float" office:value="9.123962">
            <text:p>9.123962</text:p>
          </table:table-cell>
          <table:table-cell office:value-type="float" office:value="45.4781236">
            <text:p>45.478123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Juventus</text:p>
          </table:table-cell>
          <table:table-cell office:value-type="string">
            <text:p>Turi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Juventus Stadium</text:p>
          </table:table-cell>
          <table:table-cell office:value-type="float" office:value="41475">
            <text:p>41475</text:p>
          </table:table-cell>
          <table:table-cell office:value-type="float" office:value="7.6412644">
            <text:p>7.6412644</text:p>
          </table:table-cell>
          <table:table-cell office:value-type="float" office:value="45.109569">
            <text:p>45.10956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Lazio</text:p>
          </table:table-cell>
          <table:table-cell office:value-type="string">
            <text:p>Rom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Olimpico</text:p>
          </table:table-cell>
          <table:table-cell office:value-type="float" office:value="70634">
            <text:p>70634</text:p>
          </table:table-cell>
          <table:table-cell office:value-type="float" office:value="12.454725">
            <text:p>12.454725</text:p>
          </table:table-cell>
          <table:table-cell office:value-type="float" office:value="41.934077">
            <text:p>41.93407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C Milan</text:p>
          </table:table-cell>
          <table:table-cell office:value-type="string">
            <text:p>Mila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an Siro</text:p>
          </table:table-cell>
          <table:table-cell office:value-type="float" office:value="80018">
            <text:p>80018</text:p>
          </table:table-cell>
          <table:table-cell office:value-type="float" office:value="9.123962">
            <text:p>9.123962</text:p>
          </table:table-cell>
          <table:table-cell office:value-type="float" office:value="45.4781236">
            <text:p>45.478123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Napoli</text:p>
          </table:table-cell>
          <table:table-cell office:value-type="string">
            <text:p>Naples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San Paolo</text:p>
          </table:table-cell>
          <table:table-cell office:value-type="float" office:value="60240">
            <text:p>60240</text:p>
          </table:table-cell>
          <table:table-cell office:value-type="float" office:value="14.1930611">
            <text:p>14.1930611</text:p>
          </table:table-cell>
          <table:table-cell office:value-type="float" office:value="40.8279365">
            <text:p>40.827936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string">
            <text:p>Palermo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Renzo Barbera</text:p>
          </table:table-cell>
          <table:table-cell office:value-type="float" office:value="36349">
            <text:p>36349</text:p>
          </table:table-cell>
          <table:table-cell office:value-type="float" office:value="13.3422089">
            <text:p>13.3422089</text:p>
          </table:table-cell>
          <table:table-cell office:value-type="float" office:value="38.1527423">
            <text:p>38.152742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Roma</text:p>
          </table:table-cell>
          <table:table-cell office:value-type="string">
            <text:p>Rom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Olimpico</text:p>
          </table:table-cell>
          <table:table-cell office:value-type="float" office:value="70634">
            <text:p>70634</text:p>
          </table:table-cell>
          <table:table-cell office:value-type="float" office:value="12.454725">
            <text:p>12.454725</text:p>
          </table:table-cell>
          <table:table-cell office:value-type="float" office:value="41.934077">
            <text:p>41.93407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ampdoria</text:p>
          </table:table-cell>
          <table:table-cell office:value-type="string">
            <text:p>Geno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Luigi Ferraris</text:p>
          </table:table-cell>
          <table:table-cell office:value-type="float" office:value="36536">
            <text:p>36536</text:p>
          </table:table-cell>
          <table:table-cell office:value-type="float" office:value="8.9524953">
            <text:p>8.9524953</text:p>
          </table:table-cell>
          <table:table-cell office:value-type="float" office:value="44.4164093">
            <text:p>44.416409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assuolo</text:p>
          </table:table-cell>
          <table:table-cell office:value-type="string">
            <text:p>Sassuolo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Mapei Stadium</text:p>
          </table:table-cell>
          <table:table-cell office:value-type="float" office:value="23717">
            <text:p>23717</text:p>
          </table:table-cell>
          <table:table-cell office:value-type="float" office:value="10.649734">
            <text:p>10.649734</text:p>
          </table:table-cell>
          <table:table-cell office:value-type="float" office:value="44.714609">
            <text:p>44.71460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orino</text:p>
          </table:table-cell>
          <table:table-cell office:value-type="string">
            <text:p>Turi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Olimpico</text:p>
          </table:table-cell>
          <table:table-cell office:value-type="float" office:value="28140">
            <text:p>28140</text:p>
          </table:table-cell>
          <table:table-cell office:value-type="float" office:value="7.6500522">
            <text:p>7.6500522</text:p>
          </table:table-cell>
          <table:table-cell office:value-type="float" office:value="45.0418233">
            <text:p>45.041823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Udinese</text:p>
          </table:table-cell>
          <table:table-cell office:value-type="string">
            <text:p>Udin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Friuli</text:p>
          </table:table-cell>
          <table:table-cell office:value-type="float" office:value="25144">
            <text:p>25144</text:p>
          </table:table-cell>
          <table:table-cell office:value-type="float" office:value="13.2006419">
            <text:p>13.2006419</text:p>
          </table:table-cell>
          <table:table-cell office:value-type="float" office:value="46.0819104">
            <text:p>46.081910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Hellas Verona</text:p>
          </table:table-cell>
          <table:table-cell office:value-type="string">
            <text:p>Veron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Marc'Antonio Bentegodi</text:p>
          </table:table-cell>
          <table:table-cell office:value-type="float" office:value="38402">
            <text:p>38402</text:p>
          </table:table-cell>
          <table:table-cell office:value-type="float" office:value="10.9686559">
            <text:p>10.9686559</text:p>
          </table:table-cell>
          <table:table-cell office:value-type="float" office:value="45.4353091">
            <text:p>45.4353091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Angers SCO</text:p>
          </table:table-cell>
          <table:table-cell office:value-type="string">
            <text:p>Anger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Jean-Bouin</text:p>
          </table:table-cell>
          <table:table-cell office:value-type="float" office:value="18000">
            <text:p>18000</text:p>
          </table:table-cell>
          <table:table-cell office:value-type="float" office:value="-0.530794">
            <text:p>-0.530794</text:p>
          </table:table-cell>
          <table:table-cell office:value-type="float" office:value="47.4604315">
            <text:p>47.4604315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SC Bastia</text:p>
          </table:table-cell>
          <table:table-cell office:value-type="string">
            <text:p>Bastia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Armand Cesari</text:p>
          </table:table-cell>
          <table:table-cell office:value-type="float" office:value="16480">
            <text:p>16480</text:p>
          </table:table-cell>
          <table:table-cell office:value-type="float" office:value="9.442619">
            <text:p>9.442619</text:p>
          </table:table-cell>
          <table:table-cell office:value-type="float" office:value="42.6514">
            <text:p>42.6514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Girondins de Bordeaux</text:p>
          </table:table-cell>
          <table:table-cell office:value-type="string">
            <text:p>Bordeaux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Matmut Atlantique</text:p>
          </table:table-cell>
          <table:table-cell office:value-type="float" office:value="42115">
            <text:p>42115</text:p>
          </table:table-cell>
          <table:table-cell office:value-type="float" office:value="-0.5616023">
            <text:p>-0.5616023</text:p>
          </table:table-cell>
          <table:table-cell office:value-type="float" office:value="44.8973882">
            <text:p>44.8973882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M Caen</text:p>
          </table:table-cell>
          <table:table-cell office:value-type="string">
            <text:p>Caen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Michel d'Ornano</text:p>
          </table:table-cell>
          <table:table-cell office:value-type="float" office:value="21500">
            <text:p>21500</text:p>
          </table:table-cell>
          <table:table-cell office:value-type="float" office:value="-0.3967094">
            <text:p>-0.3967094</text:p>
          </table:table-cell>
          <table:table-cell office:value-type="float" office:value="49.1794872">
            <text:p>49.1794872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GFC Ajaccio</text:p>
          </table:table-cell>
          <table:table-cell office:value-type="string">
            <text:p>Ajaccio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Francois Coty</text:p>
          </table:table-cell>
          <table:table-cell office:value-type="float" office:value="10660">
            <text:p>10660</text:p>
          </table:table-cell>
          <table:table-cell office:value-type="float" office:value="8.7763792">
            <text:p>8.7763792</text:p>
          </table:table-cell>
          <table:table-cell office:value-type="float" office:value="41.9309532">
            <text:p>41.9309532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EA Guingamp</text:p>
          </table:table-cell>
          <table:table-cell office:value-type="string">
            <text:p>Guingamp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u Roudourou</text:p>
          </table:table-cell>
          <table:table-cell office:value-type="float" office:value="18126">
            <text:p>18126</text:p>
          </table:table-cell>
          <table:table-cell office:value-type="float" office:value="-3.1643843">
            <text:p>-3.1643843</text:p>
          </table:table-cell>
          <table:table-cell office:value-type="float" office:value="48.5660863">
            <text:p>48.5660863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Lille OSC</text:p>
          </table:table-cell>
          <table:table-cell office:value-type="string">
            <text:p>Lill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Pierre-Mauroy</text:p>
          </table:table-cell>
          <table:table-cell office:value-type="float" office:value="50186">
            <text:p>50186</text:p>
          </table:table-cell>
          <table:table-cell office:value-type="float" office:value="3.1304899">
            <text:p>3.1304899</text:p>
          </table:table-cell>
          <table:table-cell office:value-type="float" office:value="50.6119667">
            <text:p>50.6119667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FC Lorient</text:p>
          </table:table-cell>
          <table:table-cell office:value-type="string">
            <text:p>Lorient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u Moustoir</text:p>
          </table:table-cell>
          <table:table-cell office:value-type="float" office:value="18500">
            <text:p>18500</text:p>
          </table:table-cell>
          <table:table-cell office:value-type="float" office:value="-3.3692827">
            <text:p>-3.3692827</text:p>
          </table:table-cell>
          <table:table-cell office:value-type="float" office:value="47.7487894">
            <text:p>47.7487894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Olympique Lyonnais</text:p>
          </table:table-cell>
          <table:table-cell office:value-type="string">
            <text:p>Lyon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Parc Olympique Lyonnais</text:p>
          </table:table-cell>
          <table:table-cell office:value-type="float" office:value="59186">
            <text:p>59186</text:p>
          </table:table-cell>
          <table:table-cell office:value-type="float" office:value="4.9767148">
            <text:p>4.9767148</text:p>
          </table:table-cell>
          <table:table-cell office:value-type="float" office:value="45.7697417">
            <text:p>45.7697417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Olympique de Marseille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Velodrome</text:p>
          </table:table-cell>
          <table:table-cell office:value-type="float" office:value="67000">
            <text:p>67000</text:p>
          </table:table-cell>
          <table:table-cell office:value-type="float" office:value="5.3958873">
            <text:p>5.3958873</text:p>
          </table:table-cell>
          <table:table-cell office:value-type="float" office:value="43.269827">
            <text:p>43.269827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AS Monaco</text:p>
          </table:table-cell>
          <table:table-cell table:number-columns-repeated="2" office:value-type="string">
            <text:p>Monaco</text:p>
          </table:table-cell>
          <table:table-cell office:value-type="string">
            <text:p>Ligue 1</text:p>
          </table:table-cell>
          <table:table-cell office:value-type="string">
            <text:p>Stade Louis II</text:p>
          </table:table-cell>
          <table:table-cell office:value-type="float" office:value="18523">
            <text:p>18523</text:p>
          </table:table-cell>
          <table:table-cell office:value-type="float" office:value="7.4155355">
            <text:p>7.4155355</text:p>
          </table:table-cell>
          <table:table-cell office:value-type="float" office:value="43.7275562">
            <text:p>43.727556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Montpellier HSC</text:p>
          </table:table-cell>
          <table:table-cell office:value-type="string">
            <text:p>Montpellier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e la Mosson</text:p>
          </table:table-cell>
          <table:table-cell office:value-type="float" office:value="32900">
            <text:p>32900</text:p>
          </table:table-cell>
          <table:table-cell office:value-type="float" office:value="3.8119627">
            <text:p>3.8119627</text:p>
          </table:table-cell>
          <table:table-cell office:value-type="float" office:value="43.6221667">
            <text:p>43.6221667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FC Nantes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La Beaujoire-Louis Fonteneau</text:p>
          </table:table-cell>
          <table:table-cell office:value-type="float" office:value="38285">
            <text:p>38285</text:p>
          </table:table-cell>
          <table:table-cell office:value-type="float" office:value="-1.5247253">
            <text:p>-1.5247253</text:p>
          </table:table-cell>
          <table:table-cell office:value-type="float" office:value="47.2560513">
            <text:p>47.2560513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OGC Nice</text:p>
          </table:table-cell>
          <table:table-cell office:value-type="string">
            <text:p>Nic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Allianz Riviera</text:p>
          </table:table-cell>
          <table:table-cell office:value-type="float" office:value="35624">
            <text:p>35624</text:p>
          </table:table-cell>
          <table:table-cell office:value-type="float" office:value="7.1925914">
            <text:p>7.1925914</text:p>
          </table:table-cell>
          <table:table-cell office:value-type="float" office:value="43.7051335">
            <text:p>43.7051335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Paris Saint-Germain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Parc des Princes</text:p>
          </table:table-cell>
          <table:table-cell office:value-type="float" office:value="48712">
            <text:p>48712</text:p>
          </table:table-cell>
          <table:table-cell office:value-type="float" office:value="2.2530487">
            <text:p>2.2530487</text:p>
          </table:table-cell>
          <table:table-cell office:value-type="float" office:value="48.8414356">
            <text:p>48.8414356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Stade Rennais</text:p>
          </table:table-cell>
          <table:table-cell office:value-type="string">
            <text:p>Renne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Roazhon Park</text:p>
          </table:table-cell>
          <table:table-cell office:value-type="float" office:value="29778">
            <text:p>29778</text:p>
          </table:table-cell>
          <table:table-cell office:value-type="float" office:value="-1.7129927">
            <text:p>-1.7129927</text:p>
          </table:table-cell>
          <table:table-cell office:value-type="float" office:value="48.1074494">
            <text:p>48.1074494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Stade de Reims</text:p>
          </table:table-cell>
          <table:table-cell office:value-type="string">
            <text:p>Reim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Auguste Delaune</text:p>
          </table:table-cell>
          <table:table-cell office:value-type="float" office:value="21684">
            <text:p>21684</text:p>
          </table:table-cell>
          <table:table-cell office:value-type="float" office:value="4.0247673">
            <text:p>4.0247673</text:p>
          </table:table-cell>
          <table:table-cell office:value-type="float" office:value="49.2471494">
            <text:p>49.2471494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AS Saint-Etienne</text:p>
          </table:table-cell>
          <table:table-cell office:value-type="string">
            <text:p>Saint-Etienn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Geoffroy-Guichard</text:p>
          </table:table-cell>
          <table:table-cell office:value-type="float" office:value="42000">
            <text:p>42000</text:p>
          </table:table-cell>
          <table:table-cell office:value-type="float" office:value="4.3901162">
            <text:p>4.3901162</text:p>
          </table:table-cell>
          <table:table-cell office:value-type="float" office:value="45.4607318">
            <text:p>45.4607318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oulouse FC</text:p>
          </table:table-cell>
          <table:table-cell office:value-type="string">
            <text:p>Toulous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ium Municipal</text:p>
          </table:table-cell>
          <table:table-cell office:value-type="float" office:value="33150">
            <text:p>33150</text:p>
          </table:table-cell>
          <table:table-cell office:value-type="float" office:value="1.434048">
            <text:p>1.434048</text:p>
          </table:table-cell>
          <table:table-cell office:value-type="float" office:value="43.5832972">
            <text:p>43.5832972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ESTAC Troyes</text:p>
          </table:table-cell>
          <table:table-cell office:value-type="string">
            <text:p>Troye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e l'Aube</text:p>
          </table:table-cell>
          <table:table-cell office:value-type="float" office:value="21684">
            <text:p>21684</text:p>
          </table:table-cell>
          <table:table-cell office:value-type="float" office:value="4.0984348">
            <text:p>4.0984348</text:p>
          </table:table-cell>
          <table:table-cell office:value-type="float" office:value="48.3075473">
            <text:p>48.3075473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B41:Sheet1.I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2:2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Lammers</meta:initial-creator>
    <meta:creation-date>2016-02-18T20:58:47.60</meta:creation-date>
    <dc:date>2016-03-18T22:23:20.07</dc:date>
    <dc:creator>Matt Lammers</dc:creator>
    <meta:editing-duration>PT12H12M</meta:editing-duration>
    <meta:editing-cycles>16</meta:editing-cycles>
    <meta:generator>OpenOffice/4.1.1$Win32 OpenOffice.org_project/411m6$Build-9775</meta:generator>
    <meta:document-statistic meta:table-count="3" meta:cell-count="1224" meta:object-count="0"/>
  </office:meta>
</office:document-meta>
</file>